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45mm"/>
    </style:style>
    <style:style style:name="co4" style:family="table-column">
      <style:table-column-properties fo:break-before="auto" style:column-width="1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style:rotation-angle="9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am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áctica de cla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reas Mood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gosto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1 218320835 ALVARADO IZARRARAS LUIS GERARDO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2 218320819 BECERRA LEAL JESUS ANTONIO IGE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3 218320762 CHAVEZ PEREZ LESLYE VIRIDIANA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4 215304332 GODINA ORENDAIN MISAEL IGE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5 218320827 GUTIERREZ RAMIREZ JESUS IGNACIO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6 218320797 MALDONADO LORETO CARLOS GIOVANI IGE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07 218320789 MURGUIA SALAZAR JAZIEL ALDAIR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08 215070153 TRUJILLO TORRES BRYAN ISMAEL IGEO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</table:table>
      <table:table table:name="Actividades" table:style-name="ta1">
        <table:table-column table:style-name="co2" table:default-cell-style-name="ce3"/>
        <table:table-column table:style-name="co4" table:default-cell-style-name="ce3"/>
        <table:table-column table:style-name="co2" table:visibility="collapse" table:number-columns-repeated="12" table:default-cell-style-name="ce3"/>
        <table:table-column table:style-name="co2" table:number-columns-repeated="1010" table:default-cell-style-name="ce3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Elementos del lenguaje C / C++</text:p>
          </table:table-cell>
          <table:table-cell table:style-name="ce4" office:value-type="string" calcext:value-type="string">
            <text:p><text:s/>DFD y Pseudocódigo Parte I</text:p>
          </table:table-cell>
          <table:table-cell table:style-name="ce4" office:value-type="string" calcext:value-type="string">
            <text:p>Ejercicios estructuras de control parte I</text:p>
          </table:table-cell>
          <table:table-cell table:style-name="ce4" office:value-type="string" calcext:value-type="string">
            <text:p>Ejercicios sentencia if parte I</text:p>
          </table:table-cell>
          <table:table-cell table:style-name="ce4" office:value-type="string" calcext:value-type="string">
            <text:p>For, acumuladores, banderas</text:p>
          </table:table-cell>
          <table:table-cell table:style-name="ce4" office:value-type="string" calcext:value-type="string">
            <text:p>Práctica arrglos unidimensionales</text:p>
          </table:table-cell>
          <table:table-cell table:style-name="ce4" office:value-type="string" calcext:value-type="string">
            <text:p>Tarea (7 ejercicio arreglos unidimensionales)</text:p>
          </table:table-cell>
          <table:table-cell table:style-name="ce4" office:value-type="string" calcext:value-type="string">
            <text:p>Arreglos bidimensionales (matrices)</text:p>
          </table:table-cell>
          <table:table-cell table:style-name="ce4" office:value-type="string" calcext:value-type="string">
            <text:p>Prćtica de clase ejercicio arreglos bidimensionales.</text:p>
          </table:table-cell>
          <table:table-cell table:style-name="ce4" office:value-type="string" calcext:value-type="string">
            <text:p>Ejercicio arreglos multidimensionales</text:p>
          </table:table-cell>
          <table:table-cell table:style-name="ce4" office:value-type="string" calcext:value-type="string">
            <text:p>Actividad de clase arreglos bidimensionales</text:p>
          </table:table-cell>
          <table:table-cell table:style-name="ce4" office:value-type="string" calcext:value-type="string">
            <text:p>Funciones c++</text:p>
          </table:table-cell>
          <table:table-cell office:value-type="string" calcext:value-type="string">
            <text:p/>
            <text:p>Arreglos de registros (persona), actividad de clase</text:p>
          </table:table-cell>
          <table:table-cell office:value-type="string" calcext:value-type="string">
            <text:p>Implementaciòn de algoritmos de ordenamiento</text:p>
          </table:table-cell>
          <table:table-cell office:value-type="string" calcext:value-type="string">
            <text:p>Exame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01 218320835 ALVARADO IZARRARAS LUIS GERARDO IGEO</text:p>
          </table:table-cell>
          <table:table-cell table:number-columns-repeated="15"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02 218320819 BECERRA LEAL JESUS ANTONIO IGEO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03 218320762 CHAVEZ PEREZ LESLYE VIRIDIANA IGEO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04 215304332 GODINA ORENDAIN MISAEL IGE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5 218320827 GUTIERREZ RAMIREZ JESUS IGNACIO IG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6 218320797 MALDONADO LORETO CARLOS GIOVANI IGEO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7 218320789 MURGUIA SALAZAR JAZIEL ALDAIR IGEO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08 215070153 TRUJILLO TORRES BRYAN ISMAEL IGEO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8:28:47.2321500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05:32.400863894</meta:creation-date>
    <dc:date>2018-11-06T18:44:34.642824155</dc:date>
    <meta:editing-duration>PT3H44M28S</meta:editing-duration>
    <meta:editing-cycles>25</meta:editing-cycles>
    <meta:generator>LibreOffice/5.1.6.2$Linux_X86_64 LibreOffice_project/10m0$Build-2</meta:generator>
    <meta:document-statistic meta:table-count="3" meta:cell-count="126" meta:object-count="0"/>
  </office:meta>
</office:document-meta>
</file>